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Arial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normal" style:font-name-complex="Lohit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8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TS1000 plus 41 Date 12 november 2023 (with only 74HC logic IC's, and corrected cassette I/O) (identical to ZX81+38 revision 1.10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8" office:value-type="string">
            <text:p>330R</text:p>
          </table:table-cell>
          <table:table-cell table:style-name="ce12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3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2321775">
            <text:p>2321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string" table:number-columns-spanned="5" table:number-rows-spanned="1">
            <text:p>capacitor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4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8" office:value-type="string">
            <text:p>47nF</text:p>
          </table:table-cell>
          <table:table-cell table:style-name="ce15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3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 table:number-columns-spanned="5" table:number-rows-spanned="1">
            <text:p>Integrated circuit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3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9" office:value-type="string">
            <text:p>Z84C0008PEG</text:p>
          </table:table-cell>
          <table:table-cell table:style-name="ce15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 (600 mil wide)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5" office:value-type="float" office:value="2253656">
            <text:p>2253656</text:p>
          </table:table-cell>
          <table:table-cell table:style-name="ce22" office:value-type="string">
            <text:p>913-AS6C62256-55PCN</text:p>
          </table:table-cell>
          <table:table-cell table:style-name="ce25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5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6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5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3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5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6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6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10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6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5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6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5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5" office:value-type="float" office:value="3120447">
            <text:p>3120447</text:p>
          </table:table-cell>
          <table:table-cell table:style-name="ce23" office:value-type="string">
            <text:p>595-SN74HC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5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5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5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6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6" office:value-type="string" table:number-columns-spanned="5" table:number-rows-spanned="1">
            <text:p>pin headers and connectors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7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5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7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3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9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 table:number-columns-spanned="4" table:number-rows-spanned="1">
            <text:p>Various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5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3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20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10" office:value-type="string">
            <text:p>DIP-40 dualwipe</text:p>
          </table:table-cell>
          <table:table-cell table:style-name="ce21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style-name="ce7" office:value-type="string">
            <text:p>A specific ZX81+38 keyboard PCB has been developed too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1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3">13-11-2023</text:date>, <text:time>00:05: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3-11-13T00:05:40</dc:date>
    <meta:editing-cycles>25</meta:editing-cycles>
    <meta:editing-duration>PT7H41M42S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